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21409a" draw:marker-start-width="0.321cm" draw:marker-end-width="0.321cm" draw:fill="none" draw:textarea-horizontal-align="justify" draw:textarea-vertical-align="middle" draw:auto-grow-height="false" fo:min-height="0.689cm" fo:min-width="0.767cm" fo:padding-top="0.165cm" fo:padding-bottom="0.165cm" fo:padding-left="0.29cm" fo:padding-right="0.29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opacity="50%" draw:textarea-horizontal-align="justify" draw:textarea-vertical-align="middle" draw:auto-grow-height="false" fo:min-height="0.056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3cm" svg:stroke-color="#00a65d" draw:marker-start-width="0.279cm" draw:marker-end-width="0.279cm" draw:fill="none" draw:fill-color="#00a65d" draw:opacity="8%" draw:opacity-name="" draw:textarea-horizontal-align="justify" draw:textarea-vertical-align="middle" draw:auto-grow-height="false" fo:min-height="0.944cm" fo:min-width="0.706cm" fo:padding-top="0.151cm" fo:padding-bottom="0.151cm" fo:padding-left="0.276cm" fo:padding-right="0.27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draw:stroke-dash="Fine_20_Dashed" svg:stroke-width="0.081cm" svg:stroke-color="#00a65d" draw:marker-start-width="0.321cm" draw:marker-end-width="0.321cm" draw:fill="none" draw:fill-color="#fdb94d" draw:opacity="8%" draw:textarea-horizontal-align="justify" draw:textarea-vertical-align="middle" draw:auto-grow-height="false" fo:min-height="1.646cm" fo:min-width="3.012cm" fo:padding-top="0.165cm" fo:padding-bottom="0.165cm" fo:padding-left="0.29cm" fo:padding-right="0.29cm"/>
    </style:style>
    <style:style style:name="gr7" style:family="graphic" style:parent-style-name="standard">
      <style:graphic-properties svg:stroke-width="0.053cm" svg:stroke-color="#00a65d" draw:marker-start-width="0.279cm" draw:marker-end-width="0.279cm" draw:fill="solid" draw:fill-color="#00a65d" draw:opacity="8%" draw:opacity-name="" draw:textarea-horizontal-align="justify" draw:textarea-vertical-align="middle" draw:auto-grow-height="false" fo:min-height="0.944cm" fo:min-width="0.706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none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P6" style:family="paragraph">
      <loext:graphic-properties draw:fill="none" draw:fill-color="#00a65d" draw:opacity="8%"/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P7" style:family="paragraph">
      <loext:graphic-properties draw:fill="non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8" style:family="paragraph">
      <loext:graphic-properties draw:fill="none"/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P9" style:family="paragraph">
      <loext:graphic-properties draw:fill="none" draw:fill-color="#fdb94d" draw:opacity="8%"/>
      <style:paragraph-properties fo:text-align="center"/>
    </style:style>
    <style:style style:name="P10" style:family="paragraph">
      <style:paragraph-properties fo:text-align="center"/>
      <style:text-properties fo:font-weight="bold" style:font-weight-asian="normal" style:font-weight-complex="normal"/>
    </style:style>
    <style:style style:name="P11" style:family="paragraph">
      <loext:graphic-properties draw:fill="solid" draw:fill-color="#00a65d" draw:opacity="8%"/>
      <style:paragraph-properties fo:text-align="center"/>
      <style:text-properties fo:font-size="10.5pt" fo:font-weight="bold" style:font-size-asian="10.5pt" style:font-weight-asian="normal" style:font-size-complex="10.5pt" style:font-weight-complex="normal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="solid" draw:fill-color="#00a65d" draw:opacity="8%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0.5pt" style:font-size-asian="10.5pt" style:font-weight-asian="normal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905cm" svg:height="1.439cm" svg:x="4.947cm" svg:y="10.483cm">
          <text:p text:style-name="P1"><text:span text:style-name="T1">Cultura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0.565cm" svg:height="0.506cm" svg:x="10.635cm" svg:y="6.4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918cm" svg:y1="6.948cm" svg:x2="10.918cm" svg:y2="7.454cm">
          <text:p/>
        </draw:line>
        <draw:line draw:style-name="gr3" draw:text-style-name="P4" draw:layer="layout" svg:x1="10.918cm" svg:y1="6.948cm" svg:x2="10.541cm" svg:y2="7.201cm">
          <text:p/>
        </draw:line>
        <draw:line draw:style-name="gr3" draw:text-style-name="P4" draw:layer="layout" svg:x1="10.918cm" svg:y1="6.948cm" svg:x2="11.279cm" svg:y2="7.219cm">
          <text:p/>
        </draw:line>
        <draw:line draw:style-name="gr3" draw:text-style-name="P4" draw:layer="layout" svg:x1="10.933cm" svg:y1="7.454cm" svg:x2="10.556cm" svg:y2="7.707cm">
          <text:p/>
        </draw:line>
        <draw:line draw:style-name="gr3" draw:text-style-name="P4" draw:layer="layout" svg:x1="10.933cm" svg:y1="7.454cm" svg:x2="11.294cm" svg:y2="7.725cm">
          <text:p/>
        </draw:line>
        <draw:custom-shape draw:style-name="gr1" draw:text-style-name="P2" xml:id="id5" draw:id="id5" draw:layer="layout" svg:width="1.905cm" svg:height="1.439cm" svg:x="10.027cm" svg:y="10.441cm">
          <text:p text:style-name="P1"><text:span text:style-name="T1">Sto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905cm" svg:height="1.439cm" svg:x="14.599cm" svg:y="10.441cm">
          <text:p text:style-name="P1"><text:span text:style-name="T1">S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" draw:id="id1" draw:layer="layout" svg:width="1.778cm" svg:height="1.76cm" svg:x="3.039cm" svg:y="8.614cm">
          <text:p text:style-name="P5"><text:span text:style-name="T2">pref: .85</text:span></text:p>
          <text:p text:style-name="P5"><text:span text:style-name="T2">conf: 1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.817cm" svg:y1="9.494cm" svg:x2="4.817cm" svg:y2="9.494cm" draw:start-shape="id1" draw:start-glue-point="10" draw:end-shape="id1" draw:end-glue-point="10" svg:d="M4817 9494z" svg:viewBox="0 0 1 1">
          <text:p/>
        </draw:connector>
        <draw:connector draw:style-name="gr5" draw:text-style-name="P4" draw:layer="layout" draw:type="line" svg:x1="9.392cm" svg:y1="11.318cm" svg:x2="9.392cm" svg:y2="11.318cm" svg:d="M9392 11318z" svg:viewBox="0 0 1 1">
          <text:p/>
        </draw:connector>
        <draw:custom-shape draw:style-name="gr1" draw:text-style-name="P2" xml:id="id3" draw:id="id3" draw:layer="layout" svg:width="1.905cm" svg:height="1.439cm" svg:x="3.677cm" svg:y="12.678cm">
          <text:p text:style-name="P1"><text:span text:style-name="T1">Museum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7" xml:id="id4" draw:id="id4" draw:layer="layout" svg:width="1.905cm" svg:height="1.439cm" svg:x="7.36cm" svg:y="12.678cm">
          <text:p text:style-name="P1"><text:span text:style-name="T2">Art</text:span><text:span text:style-name="T3"> </text:span><text:span text:style-name="T2">Gallery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8" xml:id="id6" draw:id="id6" draw:layer="layout" svg:width="1.905cm" svg:height="1.439cm" svg:x="10.789cm" svg:y="12.678cm">
          <text:p text:style-name="P1"><text:span text:style-name="T2">Souvenir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9" draw:id="id9" draw:layer="layout" svg:width="1.905cm" svg:height="1.439cm" svg:x="17.012cm" svg:y="12.72cm">
          <text:p text:style-name="P1"><text:span text:style-name="T1">Golf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8" draw:id="id8" draw:layer="layout" svg:width="1.905cm" svg:height="1.439cm" svg:x="13.837cm" svg:y="12.678cm">
          <text:p text:style-name="P1"><text:span text:style-name="T1">Stadium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4" draw:layer="layout" draw:type="line" svg:x1="5.226cm" svg:y1="11.712cm" svg:x2="4.63cm" svg:y2="12.678cm" draw:start-shape="id2" draw:start-glue-point="7" draw:end-shape="id3" draw:end-glue-point="4" svg:d="M5226 11712l-596 966" svg:viewBox="0 0 597 967">
          <text:p/>
        </draw:connector>
        <draw:connector draw:style-name="gr5" draw:text-style-name="P4" draw:layer="layout" draw:type="line" svg:x1="6.573cm" svg:y1="11.712cm" svg:x2="7.639cm" svg:y2="12.888cm" draw:start-shape="id2" draw:start-glue-point="9" draw:end-shape="id4" draw:end-glue-point="5" svg:d="M6573 11712l1066 1176" svg:viewBox="0 0 1067 1177">
          <text:p/>
        </draw:connector>
        <draw:connector draw:style-name="gr5" draw:text-style-name="P4" draw:layer="layout" draw:type="line" svg:x1="10.98cm" svg:y1="11.88cm" svg:x2="11.742cm" svg:y2="12.678cm" draw:start-shape="id5" draw:start-glue-point="8" draw:end-shape="id6" draw:end-glue-point="4" svg:d="M10980 11880l762 798" svg:viewBox="0 0 763 799">
          <text:p/>
        </draw:connector>
        <draw:connector draw:style-name="gr5" draw:text-style-name="P4" draw:layer="layout" draw:type="line" svg:x1="14.878cm" svg:y1="11.67cm" svg:x2="14.79cm" svg:y2="12.678cm" draw:start-shape="id7" draw:start-glue-point="7" draw:end-shape="id8" draw:end-glue-point="4" svg:d="M14878 11670l-88 1008" svg:viewBox="0 0 89 1009">
          <text:p/>
        </draw:connector>
        <draw:connector draw:style-name="gr5" draw:text-style-name="P4" draw:layer="layout" draw:type="line" svg:x1="16.225cm" svg:y1="11.67cm" svg:x2="17.965cm" svg:y2="12.72cm" draw:start-shape="id7" draw:start-glue-point="9" draw:end-shape="id9" draw:end-glue-point="4" svg:d="M16225 11670l1740 1050" svg:viewBox="0 0 1741 1051">
          <text:p/>
        </draw:connector>
        <draw:connector draw:style-name="gr5" draw:text-style-name="P4" draw:layer="layout" draw:type="line" svg:x1="10.306cm" svg:y1="11.67cm" svg:x2="8.986cm" svg:y2="12.888cm" draw:start-shape="id5" draw:start-glue-point="7" draw:end-shape="id4" draw:end-glue-point="11" svg:d="M10306 11670l-1320 1218" svg:viewBox="0 0 1321 1219">
          <text:p/>
        </draw:connector>
        <draw:custom-shape draw:style-name="gr6" draw:text-style-name="P9" xml:id="id10" draw:id="id10" draw:layer="layout" svg:width="5.08cm" svg:height="2.794cm" svg:x="8.373cm" svg:y="5.6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4" draw:layer="layout" draw:type="line" svg:x1="9.117cm" svg:y1="8.078cm" svg:x2="5.9cm" svg:y2="10.483cm" draw:start-shape="id10" draw:start-glue-point="7" draw:end-shape="id2" draw:end-glue-point="4" svg:d="M9117 8078l-3217 2405" svg:viewBox="0 0 3218 2406">
          <text:p/>
        </draw:connector>
        <draw:connector draw:style-name="gr5" draw:text-style-name="P4" draw:layer="layout" draw:type="line" svg:x1="10.913cm" svg:y1="8.487cm" svg:x2="10.98cm" svg:y2="10.441cm" draw:start-shape="id10" draw:start-glue-point="8" draw:end-shape="id5" draw:end-glue-point="4" svg:d="M10913 8487l67 1954" svg:viewBox="0 0 68 1955">
          <text:p/>
        </draw:connector>
        <draw:connector draw:style-name="gr5" draw:text-style-name="P4" draw:layer="layout" draw:type="line" svg:x1="12.709cm" svg:y1="8.078cm" svg:x2="15.552cm" svg:y2="10.441cm" draw:start-shape="id10" draw:start-glue-point="9" draw:end-shape="id7" draw:end-glue-point="4" svg:d="M12709 8078l2843 2363" svg:viewBox="0 0 2844 2364">
          <text:p/>
        </draw:connector>
        <draw:custom-shape draw:style-name="gr7" draw:text-style-name="P11" xml:id="id17" draw:id="id17" draw:layer="layout" svg:width="1.778cm" svg:height="1.76cm" svg:x="15.485cm" svg:y="14.153cm">
          <text:p text:style-name="P10"><text:span text:style-name="T4">pref: .7</text:span></text:p>
          <text:p text:style-name="P10"><text:span text:style-name="T4">conf: .9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16" draw:id="id16" draw:layer="layout" svg:width="1.778cm" svg:height="1.76cm" svg:x="12.437cm" svg:y="14.153cm">
          <text:p text:style-name="P10"><text:span text:style-name="T4">pref: .7</text:span></text:p>
          <text:p text:style-name="P10"><text:span text:style-name="T4">conf: .9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15" draw:id="id15" draw:layer="layout" svg:width="1.778cm" svg:height="1.76cm" svg:x="9.262cm" svg:y="14.153cm">
          <text:p text:style-name="P10"><text:span text:style-name="T4">pref: .5</text:span></text:p>
          <text:p text:style-name="P10"><text:span text:style-name="T4">conf: .9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14" draw:id="id14" draw:layer="layout" svg:width="1.778cm" svg:height="1.76cm" svg:x="5.706cm" svg:y="14.262cm">
          <text:p text:style-name="P10"><text:span text:style-name="T4">pref: .68</text:span></text:p>
          <text:p text:style-name="P10"><text:span text:style-name="T4">conf: .9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xml:id="id13" draw:id="id13" draw:layer="layout" svg:width="1.778cm" svg:height="1.76cm" svg:x="2.023cm" svg:y="14.135cm">
          <text:p text:style-name="P12"><text:span text:style-name="T3">pref: .85</text:span></text:p>
          <text:p text:style-name="P12"><text:span text:style-name="T3">conf: 9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2" draw:id="id12" draw:layer="layout" svg:width="1.778cm" svg:height="1.76cm" svg:x="16.628cm" svg:y="8.36cm">
          <text:p text:style-name="P5"><text:span text:style-name="T2">pref: .7</text:span></text:p>
          <text:p text:style-name="P5"><text:span text:style-name="T2">conf: 1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1" draw:id="id11" draw:layer="layout" svg:width="1.778cm" svg:height="1.76cm" svg:x="8.119cm" svg:y="8.723cm">
          <text:p text:style-name="P5"><text:span text:style-name="T2">pref: .5</text:span></text:p>
          <text:p text:style-name="P5"><text:span text:style-name="T2">conf: 1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4.557cm" svg:y1="10.117cm" svg:x2="5.226cm" svg:y2="10.693cm" draw:start-shape="id1" draw:start-glue-point="9" draw:end-shape="id2" draw:end-glue-point="5" svg:d="M4557 10117l669 576" svg:viewBox="0 0 670 577">
          <text:p/>
        </draw:connector>
        <draw:connector draw:style-name="gr3" draw:text-style-name="P4" draw:layer="layout" draw:type="line" svg:x1="9.637cm" svg:y1="10.226cm" svg:x2="10.306cm" svg:y2="10.651cm" draw:start-shape="id11" draw:start-glue-point="9" draw:end-shape="id5" draw:end-glue-point="5" svg:d="M9637 10226l669 425" svg:viewBox="0 0 670 426">
          <text:p/>
        </draw:connector>
        <draw:connector draw:style-name="gr3" draw:text-style-name="P4" draw:layer="layout" draw:type="line" svg:x1="16.225cm" svg:y1="10.651cm" svg:x2="16.888cm" svg:y2="9.863cm" draw:start-shape="id7" draw:start-glue-point="11" draw:end-shape="id12" draw:end-glue-point="7" svg:d="M16225 10651l663-788" svg:viewBox="0 0 664 789">
          <text:p/>
        </draw:connector>
        <draw:connector draw:style-name="gr3" draw:text-style-name="P4" draw:layer="layout" draw:type="line" svg:x1="3.541cm" svg:y1="14.392cm" svg:x2="3.956cm" svg:y2="13.907cm" draw:start-shape="id13" draw:start-glue-point="11" draw:end-shape="id3" draw:end-glue-point="7" svg:d="M3541 14392l415-485" svg:viewBox="0 0 416 486">
          <text:p/>
        </draw:connector>
        <draw:connector draw:style-name="gr3" draw:text-style-name="P4" draw:layer="layout" draw:type="line" svg:x1="7.224cm" svg:y1="14.519cm" svg:x2="7.639cm" svg:y2="13.907cm" draw:start-shape="id14" draw:start-glue-point="11" draw:end-shape="id4" draw:end-glue-point="7" svg:d="M7224 14519l415-612" svg:viewBox="0 0 416 613">
          <text:p/>
        </draw:connector>
        <draw:connector draw:style-name="gr3" draw:text-style-name="P4" draw:layer="layout" draw:type="line" svg:x1="10.78cm" svg:y1="14.41cm" svg:x2="11.068cm" svg:y2="13.907cm" draw:start-shape="id15" draw:start-glue-point="11" draw:end-shape="id6" draw:end-glue-point="7" svg:d="M10780 14410l288-503" svg:viewBox="0 0 289 504">
          <text:p/>
        </draw:connector>
        <draw:connector draw:style-name="gr3" draw:text-style-name="P4" draw:layer="layout" draw:type="line" svg:x1="13.955cm" svg:y1="14.41cm" svg:x2="14.116cm" svg:y2="13.907cm" draw:start-shape="id16" draw:start-glue-point="11" draw:end-shape="id8" draw:end-glue-point="7" svg:d="M13955 14410l161-503" svg:viewBox="0 0 162 504">
          <text:p/>
        </draw:connector>
        <draw:connector draw:style-name="gr3" draw:text-style-name="P4" draw:layer="layout" draw:type="line" svg:x1="17.003cm" svg:y1="14.41cm" svg:x2="17.291cm" svg:y2="13.949cm" draw:start-shape="id17" draw:start-glue-point="11" draw:end-shape="id9" draw:end-glue-point="7" svg:d="M17003 14410l288-461" svg:viewBox="0 0 289 4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0T16:33:12.078441141</meta:creation-date>
    <dc:date>2020-06-19T07:21:56.156713852</dc:date>
    <meta:editing-duration>PT14M47S</meta:editing-duration>
    <meta:editing-cycles>5</meta:editing-cycles>
    <meta:generator>LibreOffice/6.0.7.3$Linux_X86_64 LibreOffice_project/00m0$Build-3</meta:generator>
    <meta:document-statistic meta:object-count="42"/>
  </office:meta>
</office:document-meta>
</file>